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heetObjectBonobo.getOff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heetObjectBonobo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ObjectBonobo.getObject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SheetObjectBonobo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SheetObjectBonobo.EPSheetObjectBonob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ObjectBonobo.get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